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 style:family="paragraph" style:parent-style-name="Text_20_body">
      <style:text-properties fo:font-weight="bold" style:font-weight-asian="bold" style:font-weight-complex="bold"/>
    </style:style>
    <style:style style:name="P3" style:family="paragraph" style:parent-style-name="Text_20_body" style:list-style-name="L1"/>
    <style:style style:name="P4" style:family="paragraph" style:parent-style-name="Text_20_body" style:list-style-name="L2"/>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weight="bold" style:font-weight-asian="bold"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sverzeichnis</text:p>
          </text:index-title>
          <text:p text:style-name="P5">1. Allgemein:<text:tab/>3</text:p>
          <text:p text:style-name="P6">1.1. Projektbeschreibung:<text:tab/>3</text:p>
          <text:p text:style-name="P6">1.2. Funktionsweise:<text:tab/>3</text:p>
          <text:p text:style-name="P7">1.2.1. Kernmodule:<text:tab/>3</text:p>
          <text:p text:style-name="P7">1.2.2. Erweiterungsmodule<text:tab/>3</text:p>
          <text:p text:style-name="P6">1.3. Voraussetzungen und Guidelines:<text:tab/>4</text:p>
          <text:p text:style-name="P7">1.3.1. Eindeutigkeit bei Variablen: <text:tab/>4</text:p>
          <text:p text:style-name="P7">1.3.2. Formatierung:<text:tab/>4</text:p>
          <text:p text:style-name="P7">1.3.3. Bezeichnungen:<text:tab/>4</text:p>
          <text:p text:style-name="P7">1.3.4. Sprache:<text:tab/>4</text:p>
          <text:p text:style-name="P7">1.3.5. Dokumentation:<text:tab/>4</text:p>
          <text:p text:style-name="P6">1.4. Technologie<text:tab/>4</text:p>
          <text:p text:style-name="P6">1.5. Arbeitsschritte:<text:tab/>5</text:p>
          <text:p text:style-name="P7">1.5.1. Planung:<text:tab/>5</text:p>
          <text:p text:style-name="P7">1.5.2. Grobdesign:<text:tab/>5</text:p>
          <text:p text:style-name="P7">1.5.3. Feindesign:<text:tab/>5</text:p>
          <text:p text:style-name="P7">1.5.4. Umsetzung:<text:tab/>5</text:p>
          <text:p text:style-name="P7">1.5.5. Testen:<text:tab/>5</text:p>
          <text:p text:style-name="P6">1.6. Programmierhilfen<text:tab/>5</text:p>
          <text:p text:style-name="P7">1.6.1. Updaten von Objekten<text:tab/>5</text:p>
          <text:p text:style-name="P7">1.6.2. Laden von Objekten<text:tab/>5</text:p>
          <text:p text:style-name="P5">2. Inhalt:<text:tab/>6</text:p>
          <text:p text:style-name="P6">2.1. Kern:<text:tab/>6</text:p>
          <text:p text:style-name="P6">2.1.1. Seitenbaum<text:tab/>6</text:p>
          <text:p text:style-name="P7">2.1.2. Seiten<text:tab/>6</text:p>
          <text:p text:style-name="P7">2.1.3. Routing<text:tab/>6</text:p>
          <text:p text:style-name="P6">2.2. Kernmodule:<text:tab/>7</text:p>
          <text:p text:style-name="P7">2.2.1. Benutzer:<text:tab/>7</text:p>
          <text:p text:style-name="P7">2.2.2. Recht und Rollen:<text:tab/>7</text:p>
          <text:p text:style-name="P7">2.2.3. Artikel<text:tab/>8</text:p>
          <text:p text:style-name="P7">2.2.4. Neuigkeiten<text:tab/>8</text:p>
          <text:p text:style-name="P7">2.2.5. Kommentare<text:tab/>8</text:p>
          <text:p text:style-name="P7">2.2.6. Konfiguration<text:tab/>8</text:p>
          <text:p text:style-name="P6">2.3. Erweiterungsmodule:<text:tab/>8</text:p>
          <text:p text:style-name="P7">2.3.1. Kalender<text:tab/>8</text:p>
          <text:p text:style-name="P7">2.3.2. Spiele<text:tab/>8</text:p>
          <text:p text:style-name="P7">2.3.3. Forum<text:tab/>8</text:p>
          <text:p text:style-name="P7">2.3.4. Guides<text:tab/>9</text:p>
          <text:p text:style-name="P7">2.3.5. Videos<text:tab/>9</text:p>
          <text:p text:style-name="P7">2.3.6. Nachrichten<text:tab/>9</text:p>
          <text:p text:style-name="P7">2.3.7. Matches<text:tab/>9</text:p>
          <text:p text:style-name="P7">2.3.8. Bewerbungen<text:tab/>9</text:p>
          <text:p text:style-name="P7">2.3.9. Kasse<text:tab/>9</text:p>
          <text:p text:style-name="P7">2.3.10. Achivements<text:tab/>9</text:p>
          <text:p text:style-name="P7">2.3.11. Fight Us<text:tab/>9</text:p>
          <text:p text:style-name="P7">2.3.12. Gästebuch<text:tab/>9</text:p>
          <text:p text:style-name="P7">2.3.13. Bildergalerie<text:tab/>10</text:p>
          <text:p text:style-name="P5">3. Problemstellung<text:tab/>10</text:p>
          <text:p text:style-name="P6"><text:soft-page-break/>3.1. Cache<text:tab/>10</text:p>
          <text:p text:style-name="P6">3.2 Versionierung<text:tab/>10</text:p>
          <text:p text:style-name="P6">3.3. Verknüpfte Auswirkungen<text:tab/>10</text:p>
        </text:index-body>
      </text:table-of-content>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1. Allgemein:</text:h>
      <text:p text:style-name="Standard"/>
      <text:h text:style-name="Heading_20_2" text:outline-level="2">1.1. Projektbeschreibung:</text:h>
      <text:p text:style-name="Standard">Ziel dieses Projekts soll ein Gaming-CMS (Content-Management-System) sein, welches Clans/Gilden nutzen können um ihre Community zu repräsentieren. Dabei soll das System nicht spielspezifisch und statisch werden, sondern für verschiedene Arten von Spielen einsetzbar sein und eine einfache Erweiterbarkeit bieten.</text:p>
      <text:p text:style-name="Standard">Ist die Programmierarbeit einmal abgeschlossen, sollen Nutzer dieses CMS in der Lage sein, ihre Homepage nach eigenen Bedürfnissen anpassen zu können, ohne das eine direkte Anpassung im Quellcode notwendig ist.</text:p>
      <text:p text:style-name="Standard"/>
      <text:p text:style-name="Standard">Zweiter Teil des Projekts wird es sein, für den BPD-Clan eben jenes Gaming-CMS für die Homepage des Clans zu implementieren und vom Design her anzupassen.</text:p>
      <text:p text:style-name="Standard"/>
      <text:h text:style-name="Heading_20_2" text:outline-level="2">1.2. Funktionsweise:</text:h>
      <text:p text:style-name="Text_20_body">Aufgrund der hohen Flexibilität des System sollen die größten Teile als Module umgesetzt werden. Dies beinhaltet den Vorteil, dass man einzelne Features dieses Systems nutzen kann, aber nicht muss. Ebenfalls bietet es die Möglichkeit neue Features zu den bestehenden hinzuzufügen. Es soll dabei zwischen 2 Arten von Modulen unterschieden werden: Kernmodule und Erweiterungsmodule.</text:p>
      <text:p text:style-name="Text_20_body">Wichtig dabei ist, dass Module in sich abgeschlossen sind. Sie sollen also voneinander profitieren können, aber nur in möglichst geringer Abhängigkeit stehen. Es soll also möglich sein, ein Modul zu entfernen, ohne dass die weitere Funktionalität der anderen Module darunter leidet. Sollten bestimmte Abhängigkeiten bei einem Modul bestehen, könnten man über eine Abhängigkeitsprüfung nachdenken, die überprüft, ob alle benötigten Module auch im System vorhanden sind. Ansonsten wird eine Meldung über die Fehlenden Module ausgegeben.</text:p>
      <text:p text:style-name="Text_20_body">Seitenstrukturen sollen ebenfalls über das Backend geregelt werden. Jeder Benutzer soll den Umfang der Seiten, die Struktur und vorallem den Seitenbaum(was sind Unterseiten wovon) selber bestimmen können. In eine einzelne Seite können dann für bestimmte Inhaltsbereiche (Kopf, <text:s/>Links, <text:s/>Hauptspalte etc.) Inhalte flexibel eingebunden werden.</text:p>
      <text:p text:style-name="Text_20_body">Wie Inhaltselemente in eine Seite geladen werden und wie auf bestimmte Aktionen durch den Frontendbenutzer reagiert wird, ist durch die Kernprogrammierung abzudecken. Dabei soll der gesamte Weg vom Aufrufen einer Seite bis zum z.B. abschicken eines Formulars und der folgenden Zuweisung der Aktion zu einem bestimmten Modul geregelt werden. Ist dieser Prozess einmal abgedeckt, sollten daran keine Änderungen mehr nötig sein. Einzige Änderungen an dem Kernprogramm sollten Bugfixes bzw. Optimierungen sein.</text:p>
      <text:h text:style-name="Heading_20_3" text:outline-level="3">1.2.1. Kernmodule:</text:h>
      <text:p text:style-name="Text_20_body">Kernmodule sind Module, welche in <text:span text:style-name="T1">jeder</text:span><text:span text:style-name="T2"> Installation des Systems vorhanden sind (z.b. Normale Textinhalte [Artikel], Kommentare, Nutzerverwaltung). Genauere Definition von Kernmodulen muss noch entschieden werden.</text:span></text:p>
      <text:h text:style-name="Heading_20_3" text:outline-level="3">1.2.2. Erweiterungsmodule</text:h>
      <text:p text:style-name="Standard">Erweiterungsmodule sind solche Module, welche für jede Installation optional genutzt werden <text:soft-page-break/>können. Zum Beispiel soll in Installation A ein Kalender integriert werden, jedoch in Installation B nur ein Newsmodul. Die Liste der Erweiterungsmodule lässt sich nicht genau festlegen, da sie nach Möglichkeit immer weiter wachsen soll.</text:p>
      <text:p text:style-name="Standard"/>
      <text:h text:style-name="Heading_20_2" text:outline-level="2">1.3. Voraussetzungen und Guidelines:</text:h>
      <text:h text:style-name="Heading_20_3" text:outline-level="3">1.3.1. Eindeutigkeit bei Variablen: </text:h>
      <text:p text:style-name="Standard">Es muss darauf geachtet werden, dass für Attribute welche die selbe Eigenschaft beschreiben, ein einheitlicher Name gewählt wird. Es wäre zum Beispiel nicht optimal, wenn man für eine Eigenschaft, die den Namen eines Objekts beschreibt die Variablen mit „name“ und „title“ benennt. Dafür sollte eine Einheitliche Übersetzungstabelle erstellt werden, um diesen Problemen vorzubeugen.</text:p>
      <text:p text:style-name="Standard"/>
      <text:h text:style-name="Heading_20_3" text:outline-level="3">1.3.2. Formatierung:</text:h>
      <text:p text:style-name="Standard">Variablen sollten <text:span text:style-name="T3">entweder</text:span> im Camel-Case <text:span text:style-name="T3">oder</text:span> mit Unterstrichen geschrieben werden. Ein Wechsel dieser beiden Formatierungen kann nur zur Verwirrung führen. Dabei muss sich noch auf eines geeinigt werden.</text:p>
      <text:p text:style-name="Standard"/>
      <text:h text:style-name="Heading_20_3" text:outline-level="3">1.3.3. Bezeichnungen:</text:h>
      <text:p text:style-name="Standard">Variablen sollten aussagekräftig sein. Attribut_1, Attribut_2 ist nicht sonderlich hilfreich.</text:p>
      <text:p text:style-name="Standard"/>
      <text:h text:style-name="Heading_20_3" text:outline-level="3">1.3.4. Sprache:</text:h>
      <text:p text:style-name="Standard">Funktionen, Klassen und Variablen sollten in Englisch geschrieben werden. Es gibt nichts schlimmeres als „getBauernhofAndThePony()“ zu lesen.</text:p>
      <text:p text:style-name="Standard"/>
      <text:h text:style-name="Heading_20_3" text:outline-level="3">1.3.5. Dokumentation:</text:h>
      <text:p text:style-name="Standard">Dokumentation ist wichtig. Funktionen und Attribute sollten Dokumentiert werden. Das hilft zum einen beim Verständnis und zum anderen ist es einfacher die Funktionalität zu verstehen. Dokumentation können auch gerne in Deutsch geschrieben werden. Ebenfalls sollten in den Dokumentationsheadern die Typbeschreibungen von Variablen und Attribute auftauchen.</text:p>
      <text:h text:style-name="Heading_20_2" text:outline-level="2">1.4. Technologie</text:h>
      <text:p text:style-name="Text_20_body">Als Technologie wollen wir das Symfony-Framework nutzen, welches eine gute Basis für die Programmierung bietet und einige Funktionalität von vorne herein bietet. Bei der Programmierung sollte darauf geachtet werden, dass bestimmte Funktionalitäten automatisiert werden und man den möglichen 3. Programmierern für weitere Module einen Funktionsumfang bereitstellt, der eine „einfache“ Modulprogrammierung bietet.</text:p>
      <text:p text:style-name="Text_20_body">Da mehrere Programmierer gleichzeitig an diesem Projekt arbeiten ist der Einsatz von Versionskontrollen wünschenswert. Git ist dabei die bevorzugte Technologie. Es ermöglicht das einfache versionieren von Software und das gleichzeitige Arbeiten an gleichen Dateien. Sollte ein Projektstand erreicht sein, der für einen Release annehmbar ist, kann man eine bestimmte Revision mit einem Tag versehen um immer die Möglichkeit zu haben, auf diese Release-Version <text:soft-page-break/>zurückzugreifen.</text:p>
      <text:h text:style-name="Heading_20_2" text:outline-level="2">1.5. Arbeitsschritte:</text:h>
      <text:p text:style-name="Standard">Um einen guten Projektstart und möglichst wenig Anpassungsprogrammierung zu gewährleisten ist eine gute Planung von äußerster Wichtigkeit. Es würde viel Zeit verloren gehen, wenn Probleme erst zu spät entdeckt werden und daher einige schon abgeschlossene Elemente erneut bearbeitet werden müssten. Daher sollten die Arbeitsschritte wie folgt abgearbeitet werden.</text:p>
      <text:p text:style-name="Standard"/>
      <text:h text:style-name="Heading_20_3" text:outline-level="3">1.5.1. Planung:</text:h>
      <text:p text:style-name="Text_20_body">Was soll mit dem Projekt erreicht werden und was sind unsere Ziele</text:p>
      <text:h text:style-name="Heading_20_3" text:outline-level="3">1.5.2. Grobdesign:</text:h>
      <text:p text:style-name="Text_20_body">Welche Features wollen wir nach dem Release der ersten Version anbieten und integrieren.</text:p>
      <text:p text:style-name="Text_20_body">Welche Funktionalität sollen einem Benutzer bereitgestellt werden.</text:p>
      <text:h text:style-name="Heading_20_3" text:outline-level="3">1.5.3. Feindesign:</text:h>
      <text:p text:style-name="Text_20_body">Wie müssen die Daten im Detail modelliert werden. Welche Attribute und Eigenschaften sind notwendig. Welche Abhängigkeiten und Beziehungen sind zwischen den einzelnen Objekten notwendig.</text:p>
      <text:h text:style-name="Heading_20_3" text:outline-level="3">1.5.4. Umsetzung:</text:h>
      <text:p text:style-name="Text_20_body">Das Modul wird umgesetzt. Dabei ist auf eine gute Arbeitsaufteilung und Kommunikation zu achten, damit arbeiten nicht mehrfach verrichtet werden</text:p>
      <text:h text:style-name="Heading_20_3" text:outline-level="3">1.5.5. Testen:</text:h>
      <text:p text:style-name="Text_20_body">Es sollte das System von Anfang an getestet werden, sobald man eine neue Funktionalität eingebaut hat. Symfony bietet dabei eine ähnliche Möglichkeit wie Java: Unittests. Diese sind zwar relativ lästig aber helfen ungemein bei der Findung von Problemen.</text:p>
      <text:h text:style-name="Heading_20_2" text:outline-level="2">1.6. Programmierhilfen</text:h>
      <text:h text:style-name="Heading_20_3" text:outline-level="3">1.6.1. Updaten von Objekten</text:h>
      <text:p text:style-name="Text_20_body">Werden Objekte geupdatet, werden sie durch einen vorgeschriebenen Arbeitsablauf zunächst über die Repositoryklasse aus der Datenbank geladen. Normalerweise muss man bei Symfony neue Objekte zunächst „persisten“ und dann mit „flush“ in die Datenbank schreiben. Bei Updates kann der Schritt des „persisten“ jedoch übersprungen werden, da durch das Laden der „EntityManager“ bereits über das zu bearbeitende Objekt bescheid weiß. In der Regel mach das keinen Unterschied, kann jedoch bei großen Objekten und Abhängigkeiten zu Performancevebesserungen führen.</text:p>
      <text:h text:style-name="Heading_20_3" text:outline-level="3">1.6.2. Laden von Objekten</text:h>
      <text:p text:style-name="Text_20_body">Symfony2 bzw. Doctrine bietet eine Reihe an Funktionen um Objekte aus der Datenbank zu laden. Dabei werden ebenfalls eigenständig Relationen hergestellt und mit den geladenen Objekten <text:soft-page-break/>verbunden. Gibt es z.B. eine Verknüpfung zwischen Kategorie und Produkt, wird in der Datenbank nur die ID der entsprechenden Kategorie in der Produkttabelle abgespeichert (Foreign Key). Doctrine/Symfony wandelt diese Relation jedoch so um, dass man direkt auf das Kategorieobjekt zugreifen kann. Dabei ist aber zu beachten, dass diese Informationen nicht direkt geladen werden, sondern das ganze über „lazyLoading“ mit Hilfe einer Proxyklasse funktioniert. Das bedeutet, dass zugehörige Informationen nur bei Bedarf nachgeladen werden. Der Benutzer bekommt an dieser Stelle davon nichts mit, da das ganze im Hintergrund dank der Proxyklasse umgesetzt wird. Somit wird im Hintergrund ein extra Query abgeschickt, um die Kategorie Informationen zu laden, sobald man auf diese Zugreifen will. Dies kann bei vielen Datensätzen zu Problemen führen. Will man z.B. alle 100 Produkte aus der Datenbank laden, wird zunächst 1 Query genutzt um alle Produkte zu laden und danach erneut 100 Query's abgeschickt, um die Kategorieinformationen für jedes einzelne Produkt aus der Datenbank zu laden: Ergebnis – 101 Querys. An dieser Stelle wäre es Sinnvoller eine eigene Datenbankfunktion (Funktion in der Repositoryklasse) zu schreiben die die benötigten Referenzen „joined“. Somit würden alle Produkte direkt in Verbindung mit ihrer Kategorie aus der Datenbank geladen werden: Ergebnis: 1 Query <text:s/>für die gleiche Anzahl an Ergebnissen. Daher ist es Sinnvoll, wenn man sich im Vorfeld Gedanken darüber macht, welche Informationen man aus der Datenbank laden möchte. Um bei dem Beispiel zu bleiben: Will man nur die Informationen der Produkte haben kann man mit „findAll“ arbeiten. Benötigt man jedoch noch Informationen über referenzierte Objekte ist es bei einer großen Stückzahl an Datensätzen deutlich Sinnvoller diese mit Hilfe einer eigenen Queryfunktion zu laden.</text:p>
      <text:h text:style-name="Heading_20_1" text:outline-level="1">2. Inhalt:</text:h>
      <text:p text:style-name="Standard">Hier werden die einzelnen Elemente erklärt. Eine genauere Strukturierung sollte entweder in einem extra Dokument erklärt werden oder in UML-Diagramme umschrieben werden.</text:p>
      <text:h text:style-name="Heading_20_2" text:outline-level="2">2.1. Kern:</text:h>
      <text:h text:style-name="Heading_20_2" text:outline-level="2">2.1.1. Seitenbaum</text:h>
      <text:p text:style-name="Text_20_body">Ein Objekt, welches die Seitenstruktur der Installation repräsentiert. Kann auch ggf. durch parent-child Verknüpfungen in den Einzelnen Seiten dargestellt werden. Diese detaillierte Designfrage ist noch zu klären</text:p>
      <text:h text:style-name="Heading_20_3" text:outline-level="3">2.1.2. Seiten</text:h>
      <text:p text:style-name="Text_20_body">Eine Seite ist ein Objekt, welches eine komplette Seite in der Installation repräsentiert. Sie beinhaltet alle zugewiesenen Inhalte, Titel, Hierarchie im Seitenbaum und sonstige Informationen über eine Seite. Ggf. auch, wie sie erreicht werden kann und wie sie in der URL dargestellt wird.</text:p>
      <text:h text:style-name="Heading_20_3" text:outline-level="3">2.1.3. Routing</text:h>
      <text:p text:style-name="Text_20_body">Routing umfasst die Abläufe, wie Inhalte einer Seite aufgerufen werden können und Aktivitäten im Browser an die jeweiligen Module mitgeteilt werden.</text:p>
      <text:p text:style-name="P2">[UPDATE 1]</text:p>
      <text:p text:style-name="Text_20_body">Für Routen wird ein einheitliches Schema festgelegt, damit die Navigation durch das System gleich aussieht. Einige Beispiele für URL's wären:</text:p>
      <text:list xml:id="list1887773371" text:style-name="L1">
        <text:list-item>
          <text:p text:style-name="P3"><text:a xlink:type="simple" xlink:href="http://projectx.de/de/home">http://projectx.de/de/home</text:a></text:p>
        </text:list-item>
        <text:list-item>
          <text:p text:style-name="P3"><text:a xlink:type="simple" xlink:href="http://projectx.de/en/games/lol">http://projectx.de/en/games/lol</text:a></text:p>
        </text:list-item>
        <text:list-item>
          <text:p text:style-name="P3"><text:soft-page-break/><text:a xlink:type="simple" xlink:href="http://projectx.de/de/games/lol/module/new">http://projectx.de/de/games/lol/module/new</text:a>s</text:p>
        </text:list-item>
        <text:list-item>
          <text:p text:style-name="P3"><text:a xlink:type="simple" xlink:href="http://projectx.de/de/games/lol/module/new/29812/show">http://projectx.de/de/games/lol/module/new/</text:a><text:a xlink:type="simple" xlink:href="http://projectx.de/de/games/lol/module/new/29812/show">show</text:a><text:a xlink:type="simple" xlink:href="http://projectx.de/de/games/lol/module/new/29812/show">/</text:a><text:a xlink:type="simple" xlink:href="http://projectx.de/de/games/lol/module/new/29812/show">29812</text:a></text:p>
        </text:list-item>
        <text:list-item>
          <text:p text:style-name="P3"><text:a xlink:type="simple" xlink:href="http://projectx.de/de/games/lol/module/new/show/mein-erster-post">http://projectx.de/de/games/lol/module/new/show/mein-erster-post</text:a></text:p>
        </text:list-item>
        <text:list-item>
          <text:p text:style-name="P3"><text:a xlink:type="simple" xlink:href="http://projectx.de/de/games/lol/module/new/show/mein-erster-post.html">http://projectx.de/de/games/lol/module/new/show/mein-erster-post.html</text:a></text:p>
        </text:list-item>
      </text:list>
      <text:p text:style-name="Text_20_body">Nun zur Erklärung: Die URL besteht Hauptsächlich aus 8 wichtigen Elementen:</text:p>
      <text:list xml:id="list1022876428" text:style-name="L2">
        <text:list-item>
          <text:p text:style-name="P4">Der Host: <text:a xlink:type="simple" xlink:href="http://projectx.de/">http://projectx.de</text:a></text:p>
        </text:list-item>
        <text:list-item>
          <text:p text:style-name="P4">Der Sprache in welcher die Inhalte angezeigt werden sollen: de / en</text:p>
        </text:list-item>
        <text:list-item>
          <text:p text:style-name="P4">Der aktuellen Seite die auch in ihrer Hierarchie angezeigt werden kann</text:p>
        </text:list-item>
        <text:list-item>
          <text:p text:style-name="P4">Das Schlagwort „module“ um zu Signalisieren, das ab hier die aktuelle Seite erreicht ist und ein Modul adressiert wird, welches sich auf der Seite befindet</text:p>
        </text:list-item>
        <text:list-item>
          <text:p text:style-name="P4">„news“ welches das eigentliche Modul auf der Seite identifiziert. Dies ist variable für für jedes Modul im System eindeutig. An dieser Stelle kann ebenfalls „achievements, join_us“ etc. stehen</text:p>
        </text:list-item>
        <text:list-item>
          <text:p text:style-name="P4">Der Action. Welche Aktion soll an dem adressierten Modul ausgeführt werden: „show, create, new, edit, update, delete“ etc.</text:p>
        </text:list-item>
        <text:list-item>
          <text:p text:style-name="P4">Dem Inhalt. Welcher Inhalt soll angezeigt/bearbeite/gelöscht werden. Hier kann man noch überlegen, ob man das ganze mit ID's oder Titeln umsetzt. Titel wären Suchmaschinen freundlicher, ID's wären einfacher umzusetzen.</text:p>
        </text:list-item>
        <text:list-item>
          <text:p text:style-name="P4">Dem Format: Wird nur notwendig, wenn Titel genutzt werden. Wird genutzt, um eine statische Webseite vorzutäuschen. Ebenfalls für Suchmaschienenoptimierung</text:p>
        </text:list-item>
      </text:list>
      <text:p text:style-name="Text_20_body">Zusammengefasst lässt sich die Route als Programmcode auschreiben als:</text:p>
      <text:p text:style-name="Text_20_body">[Protokoll]://[host]/{language}/{page}/module/{module}/{action}/{identifier|id}.{format}</text:p>
      <text:p text:style-name="Text_20_body">Alle Parameter in geschwungenen Klammern stehen uns zur Verfügung und müssen behandelt werden. {page} kann zudem ebenfalls mit „/“ getrennten Inhalt enthalten. Daher wird das Schlagwort „module“ genutzt, um das Ende zu verdeutlichen. Eventuell muss hier ein eindeutiger Schlüssel genutzt werden, da dieser nach Möglichkeit nicht im Seitenbaum bzw. in den Seitennamen auftauchen sollte.</text:p>
      <text:h text:style-name="Heading_20_2" text:outline-level="2">2.2. Kernmodule:</text:h>
      <text:h text:style-name="Heading_20_3" text:outline-level="3">2.2.1. Benutzer:</text:h>
      <text:p text:style-name="Text_20_body">Es sollen Benutzer gepflegt werden. Dabei sollte noch zwischen Benutzer und Member unterschieden werden. Es gibt Leute die nur Member sind, aber keinen eigenen Benutzeraccount haben. Dieses Objekt umschreibt also nur die Zugangsdaten die für das einloggen notwendig sind.</text:p>
      <text:h text:style-name="Heading_20_3" text:outline-level="3">2.2.2. Recht und Rollen:</text:h>
      <text:p text:style-name="Text_20_body">Ein Rechte und Rollensystem soll ermöglichen Zugänge für bestimmte Benutzer zu beschränken, sodass in das Backend z.b. nur Administratoren gelangen. Oder das Bewerbungen nur ab einer bestimmten Rolle gelesen werden dürfen.</text:p>
      <text:p text:style-name="Text_20_body">Ebenfalls wäre darüber nachzudenken, dass man über die Module welche man Installiert selber Zugriffsbereiche definieren kann. Somit hätte man dann schon im Modul selber die Möglichkeit zu <text:soft-page-break/>bestimmen für welche Kategorie man ein bestimmtes Recht benötigt, um Zugriff zu erhalten.</text:p>
      <text:p text:style-name="Text_20_body">(Besucher, Member, Gründer)</text:p>
      <text:h text:style-name="Heading_20_3" text:outline-level="3"><text:bookmark-start text:name="__DdeLink__115_1863053234"/>2.2.3. Artikel<text:bookmark-end text:name="__DdeLink__115_1863053234"/></text:h>
      <text:p text:style-name="Text_20_body">Artikel sind einfache Inhaltselemente einer Seite. Dies ist zum Beispiel ein einfacher Text, welcher mit einer Überschrift in der Hauptspalte der Seite „Über uns“ integriert werden kann.</text:p>
      <text:h text:style-name="Heading_20_3" text:outline-level="3">2.2.4. Neuigkeiten</text:h>
      <text:p text:style-name="Text_20_body">Neuigkeiten soll ein Newsmodul sein, welches die Möglichkeit biete priorisierte News auf der Seite zu veröffentlichen. Möglicherweise kann man bei diesem Modul noch eine Anbindung an Facebook/Twitter realisieren, das Meldungen mit einem ggf. vorhandenem Facebookprofil direkt geteilt werden können.</text:p>
      <text:h text:style-name="Heading_20_3" text:outline-level="3">2.2.5. Kommentare</text:h>
      <text:p text:style-name="Text_20_body">Bei Neuigkeiten oder Umfragen oder sonstigen Modulen sollte es die Möglichkeit geben Kommentare zu hinterlassen.</text:p>
      <text:p text:style-name="Text_20_body">Dies sollte über das Rollensystem einstellbar sein, sodass entweder nur Member oder auch Besucher Kommentare hinterlassen können.</text:p>
      <text:h text:style-name="Heading_20_3" text:outline-level="3">2.2.6. Konfiguration</text:h>
      <text:p text:style-name="Text_20_body">Ein Modul, welches sich um die Konfiguration des Systems kümmert. Dabei wäre denkbar, das es ebenfalls auf Konfigurationsmöglichkeiten eines anderen installierten Moduls zugreift. Dabei soll in jedem Modul eine Art „Config.php“ Klasse existieren, die über eine Funktion „load“ die eventuell über ein Interface implementiert wird, Konfigurationsmöglichkeiten in das System hinzufügt. Jede Eingenschaft wird in dieser Klasse mit einem Defaultvalue versehen und nach dem ersten laden in die Datenbank geschrieben. Eine Funktionskopf zum hinzufügen von Konfigurationen könnte so aussehen:</text:p>
      <text:p text:style-name="Text_20_body">„public function add(title, type, defaultvalue, categorie, required );“ </text:p>
      <text:h text:style-name="Heading_20_2" text:outline-level="2">2.3. Erweiterungsmodule:</text:h>
      <text:h text:style-name="Heading_20_3" text:outline-level="3">2.3.1. Kalender</text:h>
      <text:p text:style-name="Text_20_body">Ein Kalender beinhaltet z.b. Events welche auch als weiteres Objekt dazustellen ist.Hier können Matches, oder Raids, Gildentreffen oder sontige Sachen eingetragen werden.</text:p>
      <text:h text:style-name="Heading_20_3" text:outline-level="3">2.3.2. Spiele</text:h>
      <text:p text:style-name="Text_20_body">Eine Spielezuweisung für Multigaming-Clans. Welcher Spieler spielt welche Spiele. Dabei kann man auch noch Spielspezifische Informationen abspeichern, welches mit einem Interface aus dem spezifischen Objekt abgefragt werden.</text:p>
      <text:h text:style-name="Heading_20_3" text:outline-level="3">2.3.3. Forum</text:h>
      <text:p text:style-name="Text_20_body">Ein komplettes Forum soll integriert werden, damit Benutzer der Homepage nicht mehr 2 Accounts <text:soft-page-break/>brauchen. Dafür ist es ebenfalls nötig eine komplette Forenhierarchie zu erstellen. Dazu gehören auch Objekte wie Thread, Kategorien, Themen, Posts etc.</text:p>
      <text:h text:style-name="Heading_20_3" text:outline-level="3">2.3.4. Guides</text:h>
      <text:p text:style-name="Text_20_body">Guides sollen Hilfen für Spieler geben. Diesen Inhalt kann man ggf. sparen, da es schon mit dem Artikelmodul realisierbar ist.</text:p>
      <text:h text:style-name="Heading_20_3" text:outline-level="3">2.3.5. Videos</text:h>
      <text:p text:style-name="Text_20_body">Es sollen Videos auf der Seite verlinkt werden. Dies liese sich auch in das Artikelmodul integrieren. Kann man aber noch spezifizieren.</text:p>
      <text:h text:style-name="Heading_20_3" text:outline-level="3">2.3.6. Nachrichten</text:h>
      <text:p text:style-name="Text_20_body">Die Benutzer sollen die Möglichkeit haben untereinander Nachrichten auszutauschen. Ob es nun eine PN, Gruppenmessage oder eine Shoutbox ist, wäre in diesemfall erstmal egal. </text:p>
      <text:h text:style-name="Heading_20_3" text:outline-level="3">2.3.7. Matches</text:h>
      <text:p text:style-name="Text_20_body">Matches könnte man als eine Art Event sehen. Diese wären Spieleabhängig und könnten von einer gemeinsamen Basisklasse ableiten</text:p>
      <text:h text:style-name="Heading_20_3" text:outline-level="3">2.3.8. Bewerbungen</text:h>
      <text:p text:style-name="Text_20_body">Bewerbungen sollen Benutzern bereitgestellt werden, die der Community beitreten wollen. Dabei kann ein Bewerbungsformular ausgefüllt werden, was vielleicht mit einem Formulargenerator über das Backend generiert werden kann. Somit hätte man die Möglichkeit flexibel für jeden selber ein Formular zu generieren.</text:p>
      <text:h text:style-name="Heading_20_3" text:outline-level="3">2.3.9. Kasse</text:h>
      <text:p text:style-name="Text_20_body">Hier sollen einträge über Mitgliedschaftsbeiträge, Spenden und sonstige Ein/Ausgaben des Clans dokumentiert werden. Ebenfalls könnte man damit Spendenaufrufe oder Sammelaktionen sowie verpflichtende Zahlungen ausführen.</text:p>
      <text:h text:style-name="Heading_20_3" text:outline-level="3">2.3.10. Achivements</text:h>
      <text:p text:style-name="Standard">Achivements für Benutzer. Können beliebig erstellt und erreicht werden. Jeder Benutzer bekommt eine Achivement übersicht, was bereits von ihm erreicht wurde.</text:p>
      <text:p text:style-name="Standard"/>
      <text:h text:style-name="Heading_20_3" text:outline-level="3">2.3.11. Fight Us</text:h>
      <text:p text:style-name="Standard">Formular für andere Clans, um uns herauszufordern.</text:p>
      <text:p text:style-name="Standard"/>
      <text:h text:style-name="Heading_20_3" text:outline-level="3">2.3.12. Gästebuch</text:h>
      <text:p text:style-name="Standard">Hier sollen sich andere Clans (und Benutzer) verewigen können.</text:p>
      <text:p text:style-name="Standard"/>
      <text:h text:style-name="Heading_20_3" text:outline-level="3"><text:soft-page-break/>2.3.13. Bildergalerie</text:h>
      <text:p text:style-name="Standard">Bilderdurchlauf</text:p>
      <text:p text:style-name="Standard"/>
      <text:h text:style-name="Heading_20_1" text:outline-level="1">3. Problemstellung</text:h>
      <text:h text:style-name="Heading_20_2" text:outline-level="2">3.1. Cache</text:h>
      <text:p text:style-name="Text_20_body">Symfony2 bietet einen eigenen Cache. Jedoch wäre die Überlegung möglich, einen eigenen Cache mit einzubauen um Seiten, bei denen der Inhalt eher selten aktualisiert wird schneller aufrufen zu können. Derzeit gibt es keinen vernünftigen Ansatz um dies zu realisieren, aber eine Nutzung wäre dennoch denkbar</text:p>
      <text:h text:style-name="Heading_20_2" text:outline-level="2">3.2 Versionierung</text:h>
      <text:p text:style-name="Text_20_body">Eine Versionierung für Inhalte einbauen. Dieser Punkt ermöglicht Benutzern, einen bestimmten Stand des Inhalts freizuschalten und dem Besucher der Seite zu veröffentlichen. Werden Änderungen an Inhalten vorgenommen, sind diese für Besucher nicht sichtbar, solange der vom „Redakteur“ nicht vom neuen Inhalt ein neuer „Snapshot“ gemacht wurde. Dieses Feature wäre für spätere Release denkbar, jedoch stellt sich schon jetzt die Frage der Umsetzung. Soll bei Änderungen immer der Inhalt erneut als neuer Datensatz abgespeichert werden, oder eher ein Zeiger, der den geänderten Datensatz adressiert, dabei auf das geänderte Feld zeigt und den neuen Inhalt speichert. Erst bei Erzeugung eines neuen Snapshots wird dann der eigentliche Datensatz bearbeitet.</text:p>
      <text:h text:style-name="Heading_20_2" text:outline-level="2">3.3. Verknüpfte Auswirkungen</text:h>
      <text:p text:style-name="Text_20_body">Wie werden verknüpfte Auswirkungen umgesetzt? Es existiert z.B. ein Modul, welches die Funktionalität eines bestehenden Moduls bearbeiten/überschreiben/verhindern soll. Wie können solche Abhängigkeiten umgesetzt werden, ohne das der Code eines bestehenden Moduls angefasst werden muss. Im „Symfony2 Cookbook“ könnten dafür eventuelle Lösungen gefunden werden.</text:p>
      <text:p text:style-name="P1">Bitte Funktionalitäten hinzufügen und weiter verdeutlic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First_20_Page" style:display-name="First Page" style:page-layout-name="Mpm1" style:next-style-name="Standard">
      <style:footer>
        <text:p text:style-name="Footer"/>
      </style:footer>
    </style:master-page>
    <style:master-page style:name="Index"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Joussen</meta:initial-creator>
    <meta:creation-date>2012-07-13T11:01:44</meta:creation-date>
    <dc:date>2012-07-17T18:14:04</dc:date>
    <meta:editing-duration>PT11H15M32S</meta:editing-duration>
    <meta:editing-cycles>30</meta:editing-cycles>
    <meta:generator>LibreOffice/3.5$Linux_X86_64 LibreOffice_project/350m1$Build-2</meta:generator>
    <dc:creator>Thomas </dc:creator>
    <meta:document-statistic meta:table-count="0" meta:image-count="0" meta:object-count="0" meta:page-count="10" meta:paragraph-count="180" meta:word-count="2631" meta:character-count="18065" meta:non-whitespace-character-count="16913"/>
  </office:meta>
</office:document-meta>
</file>